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language="en" fo:country="US"/>
    </style:style>
    <style:style style:name="T3" style:parent-style-name="Fuentedepárrafopredeter." style:family="text">
      <style:text-properties fo:language="en" fo:country="US"/>
    </style:style>
    <style:style style:name="P4" style:parent-style-name="Normal" style:family="paragraph">
      <style:paragraph-properties fo:break-before="page"/>
    </style:style>
    <style:style style:name="P5" style:parent-style-name="Normal" style:family="paragraph">
      <style:paragraph-properties fo:break-before="page"/>
    </style:style>
    <style:style style:name="P6" style:parent-style-name="Título3" style:family="paragraph">
      <style:text-properties fo:language="en" fo:country="US"/>
    </style:style>
    <style:style style:name="P7" style:parent-style-name="Título4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Título4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ítulo1Car">PRACTICA 06.2 HIVE</text:span><text:line-break/><text:span text:style-name="Título2Car">I. Gestión de Tablas y Formato de Datos (CREATE TABLE,</text:span><text:span text:style-name="Título2Car"><text:s/></text:span><text:span text:style-name="Título2Car">EXTERNAL, ROW FORMAT)</text:span></text:p>
      <text:p text:style-name="Normal">Objetivo: Practicar la definición de esquemas, delimitadores y tipos de tablas.</text:p>
      <text:h text:style-name="Título3" text:outline-level="3">1. Carga de Datos Delimitados (Básico):</text:h>
      <text:h text:style-name="Título4" text:outline-level="4">Crea una Tabla Externa llamada ml_ratings_ext para el archivo u.data .</text:h>
      <text:p text:style-name="Normal"/>
      <text:h text:style-name="Título4" text:outline-level="4">Asegúrate de especificar que los campos están delimitados por el carácter tabulador ( \t ) y que las filas terminan en salto de línea.</text:h>
      <text:p text:style-name="Normal"/>
      <text:h text:style-name="Título4" text:outline-level="4">Define las cuatro columnas: user_id , movie_id , rating (INT) y timestamp (BIGINT).</text:h>
      <text:p text:style-name="Normal"/>
      <text:h text:style-name="Título3" text:outline-level="3">2. Definición de Esquema y Comentarios:</text:h>
      <text:h text:style-name="Título4" text:outline-level="4">Crea una Tabla Gestionada (Managed) llamada ml_users_managed para el archivo u.user.</text:h>
      <text:p text:style-name="Normal"/>
      <text:h text:style-name="Título4" text:outline-level="4">Especifica el delimitador barra vertical ( | ).</text:h>
      <text:p text:style-name="Normal"/>
      <text:h text:style-name="Título4" text:outline-level="4">Añade un COMMENT a la tabla y un COMMENT a la columna occupation explicando su uso.</text:h>
      <text:p text:style-name="Normal"/>
      <text:h text:style-name="Título2" text:outline-level="2">3. Simulación de Pérdida de Datos (DROP TABLE):</text:h>
      <text:h text:style-name="Título4" text:outline-level="4"><text:span text:style-name="T2">Ejecuta DROP TABLE ml_ratings_ext; .<text:s/></text:span>¿Se eliminaron los datos de HDFS? Explica por qué.</text:h>
      <text:p text:style-name="Normal"/>
      <text:h text:style-name="Título4" text:outline-level="4"><text:span text:style-name="T3">Ejecuta DROP TABLE ml_users_managed; .<text:s/></text:span>¿Se eliminaron los datos de HDFS? Explica por qué.</text:h>
      <text:p text:style-name="Normal"/>
      <text:p text:style-name="P4"/>
      <text:soft-page-break/>
      <text:h text:style-name="Título2" text:outline-level="2">II. Tipos de Datos Complejos (ARRAY, MAP, STRUCT)</text:h>
      <text:p text:style-name="Normal">Objetivo: Practicar la definición de tipos complejos y el uso de las funciones size() , map_keys() y el acceso mediante [] y . .</text:p>
      <text:h text:style-name="Título3" text:outline-level="3">1. Uso de STRUCT (Información Personal):</text:h>
      <text:h text:style-name="Título4" text:outline-level="4">Crea una nueva tabla ml_user_info basada en u_user .</text:h>
      <text:p text:style-name="Normal"/>
      <text:h text:style-name="Título4" text:outline-level="4">Combina las columnas age (INT) y gender (STRING) en una sola columna de tipo STRUCT llamada personal_data .</text:h>
      <text:p text:style-name="Normal"/>
      <text:h text:style-name="Título4" text:outline-level="4">Escribe una consulta para seleccionar el campo gender de esta nueva columna y filtra por todas las mujeres ( 'F' ).</text:h>
      <text:p text:style-name="Normal"/>
      <text:h text:style-name="Título3" text:outline-level="3">2. Uso de ARRAY (Géneros de Película):</text:h>
      <text:h text:style-name="Título4" text:outline-level="4">El archivo u.item tiene 19 columnas binarias para géneros. Simula que ya han sido procesadas en una columna de tipo ARRAY llamada genres_list ( ARRAY&lt;STRING&gt;).</text:h>
      <text:p text:style-name="Normal"/>
      <text:h text:style-name="Título4" text:outline-level="4">Escribe una consulta que devuelva el tamaño ( size() ) de esta lista de géneros para cada película.</text:h>
      <text:p text:style-name="Normal"/>
      <text:h text:style-name="Título4" text:outline-level="4">Muestra el segundo género (índice 1 ) de la película con movie_id = 50 .</text:h>
      <text:p text:style-name="Normal"/>
      <text:h text:style-name="Título3" text:outline-level="3">3. Uso de MAP (Puntuación de Usuarios por Ocupación):</text:h>
      <text:h text:style-name="Título4" text:outline-level="4">Simula que tienes una tabla que resume la puntuación promedio ( FLOAT )<text:s/>de los usuarios en función de su ocupación ( STRING ), almacenada en un<text:s/>MAP&lt;STRING, FLOAT&gt; llamado avg_rating_by_occupation .</text:h>
      <text:p text:style-name="Normal"/>
      <text:h text:style-name="Título4" text:outline-level="4">Utiliza la función map_keys() para listar todas las ocupaciones diferentes<text:s/>que existen en el MAP .</text:h>
      <text:p text:style-name="Normal"/>
      <text:p text:style-name="P5"/>
      <text:soft-page-break/>
      <text:h text:style-name="Título2" text:outline-level="2">III. Consultas Básicas y JOINS</text:h>
      <text:p text:style-name="Normal">Objetivo: Practicar SELECT , WHERE , GROUP BY , JOIN y LEFT SEMI JOIN .</text:p>
      <text:h text:style-name="Título3" text:outline-level="3">1. Agregación Básica:</text:h>
      <text:h text:style-name="Título4" text:outline-level="4">Calcula el promedio de todas las calificaciones ( rating ) que existen en la<text:s/>tabla ml_ratings_ext .</text:h>
      <text:p text:style-name="Normal"/>
      <text:h text:style-name="Título3" text:outline-level="3">2. Filtrado y Agrupación:</text:h>
      <text:h text:style-name="Título4" text:outline-level="4">Agrupa los usuarios por gender y occupation (de ml_users_managed ). Calcula el número de usuarios que hay en cada combinación (e.g., 'M', 'programmer' , 'F', 'student' ).</text:h>
      <text:p text:style-name="Normal"/>
      <text:h text:style-name="Título4" text:outline-level="4">Ordena el resultado de forma descendente por el conteo.</text:h>
      <text:p text:style-name="Normal"/>
      <text:h text:style-name="P6" text:outline-level="3">3. INNER JOIN:</text:h>
      <text:h text:style-name="P7" text:outline-level="4">Utiliza un INNER JOIN entre ml_ratings_ext y ml_users_managed sobre user_id .</text:h>
      <text:p text:style-name="P8"/>
      <text:h text:style-name="Título4" text:outline-level="4">Calcula la calificación promedio por occupation .</text:h>
      <text:p text:style-name="Normal"/>
      <text:h text:style-name="Título3" text:outline-level="3">4. LEFT OUTER JOIN:</text:h>
      <text:h text:style-name="Título4" text:outline-level="4">Crea una tabla ficticia unrated_users que contenga solo 5 user_id s de la tabla ml_users_managed que no hayan calificado ninguna película.</text:h>
      <text:p text:style-name="Normal"/>
      <text:h text:style-name="P9" text:outline-level="4">Realiza un LEFT OUTER JOIN desde ml_users_managed a ml_ratings_ext .</text:h>
      <text:p text:style-name="P10"/>
      <text:h text:style-name="Título4" text:outline-level="4">Filtra el resultado para encontrar aquellos usuarios que no tienen calificaciones (donde el rating es NULL después del join).</text:h>
      <text:p text:style-name="Normal"/>
      <text:h text:style-name="Título3" text:outline-level="3">5. LEFT SEMI JOIN (Simulación de IN/EXISTS):</text:h>
      <text:h text:style-name="Título4" text:outline-level="4">Usando ml_ratings_ext y ml_users_managed , lista todos los user_id que tienen una ocupación de 'programmer' y que han calificado al menos una película. (Debe usarse LEFT SEMI JOIN , no un INNER JOIN simple).</text:h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aniel Gómez López</meta:initial-creator>
    <dc:creator>Daniel Gómez López</dc:creator>
    <meta:creation-date>2025-12-02T09:15:00Z</meta:creation-date>
    <dc:date>2025-12-02T10:21:00Z</dc:date>
    <meta:template xlink:href="Normal.dotm" xlink:type="simple"/>
    <meta:editing-cycles>1</meta:editing-cycles>
    <meta:editing-duration>PT3960S</meta:editing-duration>
    <meta:document-statistic meta:page-count="3" meta:paragraph-count="6" meta:word-count="533" meta:character-count="3461" meta:row-count="24" meta:non-whitespace-character-count="2934"/>
  </office:meta>
</office:document-meta>
</file>